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 style:font-family-generic="roman" style:font-pitch="variable"/>
    <style:font-face style:name="sans-serif1" svg:font-family="sans-serif" style:font-family-generic="system" style:font-pitch="variable"/>
  </office:font-face-decls>
  <office:automatic-styles>
    <style:style style:name="P1" style:family="paragraph" style:parent-style-name="Heading_20_2">
      <style:text-properties style:font-name="Arial" fo:font-size="18pt" fo:font-weight="bold" officeooo:rsid="0002901e" officeooo:paragraph-rsid="0002901e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Arial" fo:font-size="18pt" fo:font-weight="bold" officeooo:rsid="0002901e" officeooo:paragraph-rsid="0002901e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8pt" fo:font-weight="bold" officeooo:rsid="0002901e" officeooo:paragraph-rsid="0002901e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Arial" fo:font-size="18pt" fo:font-weight="normal" officeooo:rsid="0002901e" officeooo:paragraph-rsid="0002901e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normal" officeooo:rsid="0002901e" officeooo:paragraph-rsid="0002901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5pt" fo:language="pt" fo:country="BR" style:font-name-asian="sans-serif1" style:font-size-asian="15pt" style:font-name-complex="sans-serif1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Arial"/>
    </style:style>
    <style:style style:name="P11" style:family="paragraph" style:parent-style-name="Standard">
      <style:text-properties style:font-name="Arial" fo:font-style="normal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4pt" fo:font-weight="normal" officeooo:rsid="0002901e" officeooo:paragraph-rsid="0002901e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4pt" fo:font-weight="normal" officeooo:paragraph-rsid="0002901e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4pt" officeooo:paragraph-rsid="0002901e" style:font-size-asian="14pt" style:font-size-complex="14pt"/>
    </style:style>
    <style:style style:name="P15" style:family="paragraph" style:parent-style-name="Text_20_body">
      <style:text-properties style:font-name="Arial" officeooo:paragraph-rsid="0002901e"/>
    </style:style>
    <style:style style:name="T1" style:family="text">
      <style:text-properties style:font-name="sans-serif" fo:font-size="15pt" fo:language="pt" fo:country="BR" style:font-name-asian="sans-serif1" style:font-size-asian="15pt" style:font-name-complex="sans-serif1" style:font-size-complex="15pt"/>
    </style:style>
    <style:style style:name="T2" style:family="text">
      <style:text-properties officeooo:rsid="0002901e"/>
    </style:style>
    <style:style style:name="T3" style:family="text">
      <style:text-properties style:font-name="Arial" fo:font-size="18pt" fo:font-weight="bold" officeooo:rsid="0002901e" style:font-size-asian="18pt" style:font-weight-asian="bold" style:font-size-complex="18pt" style:font-weight-complex="bold"/>
    </style:style>
    <style:style style:name="T4" style:family="text">
      <style:text-properties style:font-name="Arial" fo:font-weight="bold" officeooo:rsid="0002901e" style:font-weight-asian="bold" style:font-weight-complex="bold"/>
    </style:style>
    <style:style style:name="T5" style:family="text">
      <style:text-properties style:font-name="Arial" officeooo:rsid="0002901e"/>
    </style:style>
    <style:style style:name="T6" style:family="text">
      <style:text-properties fo:font-size="15pt" fo:language="pt" fo:country="BR" style:font-name-asian="sans-serif1" style:font-size-asian="15pt" style:font-name-complex="sans-serif1" style:font-size-complex="15pt"/>
    </style:style>
    <style:style style:name="T7" style:family="text">
      <style:text-properties fo:font-size="18pt" fo:font-weight="bold" officeooo:rsid="0002901e" style:font-size-asian="18pt" style:font-weight-asian="bold" style:font-size-complex="18pt" style:font-weight-complex="bold"/>
    </style:style>
    <style:style style:name="T8" style:family="text">
      <style:text-properties officeooo:rsid="0004b1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">1. (1,0 ponto) Por que nem todas as decisões de arquitetura de software podem ser tomadas</text:span><text:line-break/><text:span text:style-name="T6">logo no início do projeto?</text:span></text:p>
      <text:p text:style-name="P11"><text:span text:style-name="T6">R: Porque, em grande medida, no início do projeto não temos todas as informações sobre os requisitos do sistema. Além disso, no decorrer do projeto podem surgir novos requisitos e modificações. Portanto, é importante que a arquitetura do software seja flexível para acomodar mudanças futuras e evoluir ao longo do tempo.</text:span></text:p>
      <text:p text:style-name="P9"/>
      <text:p text:style-name="P10"><text:line-break/><text:span text:style-name="T6">2. (1,0 ponto) Se você fosse um gerente de projetos e precisasse convencer um diretor não</text:span><text:line-break/><text:span text:style-name="T6">técnico que é necessário contratar um arquiteto de software para um novo projeto (grande e</text:span><text:line-break/><text:span text:style-name="T6">complexo), quais argumentos você usaria para convencê-lo? Considere que o diretor não tem</text:span><text:line-break/><text:span text:style-name="T6">ideia do que um arquiteto de software faz. </text:span></text:p>
      <text:p text:style-name="P2"><text:span text:style-name="T6">R: Eu afirmaria que um profissional de arquitetura de software seria extremamente útil para a redução de custos futuros, tendo em vista que esse profissional é responsável por elaborar uma arquitetura robusta para o projeto, especialmente adaptado ao crescimento futuro do sistema. Além disso, um arquiteto de software pode elaborar e definir boas práticas e padrões de desenvolvimento que ajudam a garantir a eficiência do sistema</text:span><text:line-break/></text:p>
      <text:p text:style-name="P9"/>
      <text:p text:style-name="P2"><text:span text:style-name="T6">3. (1,0 ponto) Qual a diferença entre projeto de software e projeto de arquitetura?</text:span><text:line-break/><text:span text:style-name="T6">R: O projeto de software é focado na criação do sistema em si, enquanto o projeto de arquitetura de software é focado na definição da estrutura e organização do software, visando garantir sua longevidade.</text:span></text:p>
      <text:p text:style-name="P9"/>
      <text:p text:style-name="P9"/>
      <text:p text:style-name="P2"><text:soft-page-break/><text:span text:style-name="T6">4. (1,0 ponto) Por que as etapas de requisitos e projeto de arquitetura apresentam uma</text:span><text:line-break/><text:span text:style-name="T6">intersecção significativa em seus processos?</text:span></text:p>
      <text:p text:style-name="P2"><text:span text:style-name="T6">R: Porque a etapa de requisitos influencia diretamente na arquitetura. Tendo em vista que é necessário entender claramente os requisitos funcionais e não funcionais do sistema e, assim, criar uma arquitetura compatível com esses requisitos. Logo, a intersecção entre as etapas de requisitos e projeto de arquitetura é importante para garantir que o software seja bem projetado e atenda aos requisitos do cliente.</text:span></text:p>
      <text:p text:style-name="P9"/>
      <text:p text:style-name="P9"/>
      <text:p text:style-name="P2"><text:span text:style-name="T6">5. (1,0 ponto) Ao elaborar o projeto de arquitetura, alguns requisitos não funcionais podem ser</text:span><text:line-break/><text:span text:style-name="T6">conflitantes. Cite um exemplo, diferente do apresentado em aula, em que dois ou mais</text:span><text:line-break/><text:span text:style-name="T6">requisitos não funcionais são incompatíveis. Qual seria uma possível saída para esses casos?</text:span></text:p>
      <text:p text:style-name="P2"><text:span text:style-name="T6">Dê outro exemplo usando outros requisitos não funcionais.</text:span></text:p>
      <text:p text:style-name="P2"><text:span text:style-name="T6">R : Por exemplo, podemos ter dois requisitos não funcionais altamente críticos e conflitantes em uma arquitetura X e Y: desempenho e escalabilidade. Uma arquitetura oferece bastante desempenho, mas peca na escalabilidade de volume de dados e vice-versa. A meu ver, é necessário identificar um meio termo entre esses aspectos dos requisitos não funcionais dentro da arquitetura de software, pontualmente nas áreas que demandam mais escalabilidade e desempenho.</text:span></text:p>
      <text:p text:style-name="P9"/>
      <text:p text:style-name="P9"/>
      <text:p text:style-name="P2"><text:span text:style-name="T6">6. (1,0 ponto) Por que o projeto de arquitetura deve contemplar várias visões? Descreva com</text:span><text:line-break/><text:span text:style-name="T6">suas palavras as visões apresentadas em aula.</text:span><text:line-break/><text:span text:style-name="T6">R: Deve contemplar diversas visões pois, a partir delas, teremos os </text:span><text:soft-page-break/><text:span text:style-name="T6">subsídios necessários para identificar os aspectos fundamentais do software, incluindo o desenvolvimento satisfatório dos requisitos funcionais e não funcionais. Além disso, cada visão pode ter suas particularidades e preocupações, como questões de desempenho, escalabilidade, segurança e etc. Além disso, diversas visões auxiliam na melhor compreensão do projeto por parte dos desenvolvedores e proprietários de software.</text:span></text:p>
      <text:p text:style-name="P9"/>
      <text:p text:style-name="P9"/>
      <text:p text:style-name="P2"><text:span text:style-name="T6">7. (4,0 pontos) Faça uma pesquisa sobre documentos de arquitetura de software e, usando como</text:span><text:line-break/><text:span text:style-name="T6">base a estrutura apresentada em aula, elabore um documento de arquitetura considerando</text:span><text:line-break/><text:span text:style-name="T6">que o sistema a ser desenvolvido é um site para cotação de pacotes de viagem. Obs.: Nas</text:span><text:line-break/><text:span text:style-name="T6">seções que descrevem as visões de arquitetura não é preciso desenhar os respectivos</text:span><text:line-break/><text:span text:style-name="T6">diagramas UML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Documento de Arquitetura de Software</text:p>
      <text:p text:style-name="P3"/>
      <text:p text:style-name="P3">Introdução</text:p>
      <text:p text:style-name="P8">Este documento descreve a arquitetura do sistema de cotação de pacotes de viagem. O objetivo deste sistema é fornecer aos usuários a capacidade de pesquisar e comparar pacotes de viagem de diferentes agências de turismo.</text:p>
      <text:p text:style-name="P3">Visão Geral</text:p>
      <text:p text:style-name="P7">O sistema é composto por dois principais componentes: o Front-end, que é a interface do usuário e o Back-end, que é responsável pelo processamento de solicitações e gerenciamento dos dados. O Front-end é desenvolvido usando tecnologias web como HTML, CSS, JavaScript e o Back-end é implementado em Java utilizando o framework Spring.</text:p>
      <text:p text:style-name="P4">Arquitetura do Front-end</text:p>
      <text:p text:style-name="P7">O Front-end é baseado em uma arquitetura cliente-servidor. A interface do usuário é construída usando HTML, CSS e JavaScript e é executada no lado do cliente. O JavaScript é responsável por fazer chamadas assíncronas ao servidor para obter e enviar dados. A arquitetura do Front-end é baseada no padrão Model-View-Controller (MVC). O modelo representa a estrutura de dados, a visualização é responsável por exibir os dados e o controlador é responsável por gerenciar as interações do usuário.</text:p>
      <text:p text:style-name="P5">Arquitetura do Back-end</text:p>
      <text:p text:style-name="P7">O Back-end é baseado em uma arquitetura de serviços. O sistema utiliza o framework Spring para criar e gerenciar os serviços. O Spring MVC é utilizado para expor os serviços como endpoints RESTful. Os serviços são responsáveis por receber e processar as solicitações do cliente, executar as regras de negócio e retornar os resultados para o cliente. O sistema utiliza um banco de dados relacional para armazenar os dados de usuário e os pacotes de viagem.</text:p>
      <text:p text:style-name="P6"/>
      <text:p text:style-name="P6"/>
      <text:p text:style-name="P4"><text:soft-page-break/>Arquitetura do Banco de Dados</text:p>
      <text:p text:style-name="P7">O sistema utiliza um banco de dados relacional para armazenar os dados. O banco de dados é composto por duas tabelas principais: usuários e pacotes de viagem. A tabela de usuários armazena informações do usuário como nome, endereço de e-mail e senha. A tabela de pacotes de viagem armazena informações sobre os pacotes de viagem, como destino, preço e agência de turismo.</text:p>
      <text:h text:style-name="P1" text:outline-level="2">Considerações de Segurança</text:h>
      <text:p text:style-name="P12">O sistema implementa medidas de segurança para proteger os dados do usuário e do sistema. Todas as informações de usuário são armazenadas em formato criptografado no banco de dados. O sistema utiliza autenticação e autorização baseadas em token para garantir que somente usuários autenticados tenham acesso às informações protegidas.</text:p>
      <text:p text:style-name="P15"><text:span text:style-name="T7">Considerações de Escalabilidade</text:span></text:p>
      <text:p text:style-name="P13"><text:span text:style-name="T2">O sistema foi projetado para ser escalável. O Front-end é implementado em uma arquitetura de servidor único, mas pode ser facilmente distribuído em vários servidores para lidar com um grande número de usuários. O Back-end utiliza um modelo de arquitetura de serviços que permite a adição de mais servidores para lidar com o aumento da demanda. O banco de dados pode ser replicado para suportar a leitura de carga balanceada.</text:span></text:p>
      <text:p text:style-name="P15"><text:span text:style-name="T7">Conclusão</text:span></text:p>
      <text:p text:style-name="P14">Este documento descreve a arquitetura do sistema de cotação de pacotes de viagem. A arquitetura foi projetada para ser escalável, segura e fácil de manter. O sistema utiliza uma arquitetura cliente-servidor para o Front-end e <text:span text:style-name="T8">Back-end.</text:span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 style:font-family-generic="roman" style:font-pitch="variable"/>
    <style:font-face style:name="sans-serif1" svg:font-family="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4T22:15:41.458866500</meta:creation-date>
    <dc:date>2023-02-28T16:51:58.617000000</dc:date>
    <meta:initial-creator>Felippe Marques</meta:initial-creator>
    <meta:generator>LibreOffice/7.2.1.2$Windows_X86_64 LibreOffice_project/87b77fad49947c1441b67c559c339af8f3517e22</meta:generator>
    <meta:editing-duration>PT13S</meta:editing-duration>
    <meta:editing-cycles>1</meta:editing-cycles>
    <meta:document-statistic meta:table-count="0" meta:image-count="0" meta:object-count="0" meta:page-count="5" meta:paragraph-count="29" meta:word-count="1069" meta:character-count="6859" meta:non-whitespace-character-count="5816"/>
    <meta:user-defined meta:name="AppVersion">16.0000</meta:user-defined>
    <meta:template xlink:type="simple" xlink:actuate="onRequest" xlink:title="Normal.dotm" xlink:href=""/>
  </office:meta>
</office:document-meta>
</file>